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14">
      <style:table-cell-properties fo:background-color="#FFFFFF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6" style:family="table-cell" style:parent-style-name="Default" style:data-style-name="N14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7" style:family="table-cell" style:parent-style-name="Prozent" style:data-style-name="N13">
      <style:table-cell-properties fo:background-color="#FFFFFF"/>
      <style:text-properties fo:font-size="12pt" style:font-size-asian="12pt" style:font-size-complex="12pt"/>
    </style:style>
    <style:style style:name="ce8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ext-properties fo:font-size="18pt" style:font-size-asian="18pt" style:font-size-complex="18pt"/>
    </style:style>
    <style:style style:name="ce10" style:family="table-cell" style:parent-style-name="Default" style:data-style-name="N14"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fo:font-size="18pt" style:font-size-asian="18pt" style:font-size-complex="18pt"/>
    </style:style>
    <style:style style:name="ce12" style:family="table-cell" style:parent-style-name="Default" style:data-style-name="N14">
      <style:table-cell-properties fo:border-top="none" fo:border-bottom="thin solid #000000" fo:border-left="none" fo:border-right="none"/>
      <style:text-properties fo:font-size="18pt" style:font-size-asian="18pt" style:font-size-complex="18pt"/>
    </style:style>
    <style:style style:name="ce13" style:family="table-cell" style:parent-style-name="Default" style:data-style-name="N14">
      <style:text-properties fo:color="#92D050" fo:font-size="18pt" style:font-size-asian="18pt" style:font-size-complex="18pt"/>
    </style:style>
    <style:style style:name="ce14" style:family="table-cell" style:parent-style-name="Default" style:data-style-name="N0">
      <style:table-cell-properties fo:background-color="#FFFFFF"/>
      <style:text-properties fo:color="#FF0000"/>
    </style:style>
    <style:style style:name="ce15" style:family="table-cell" style:parent-style-name="Default" style:data-style-name="N14">
      <style:table-cell-properties style:vertical-align="automatic" fo:background-color="#FFFFFF" style:repeat-content="false"/>
      <style:paragraph-properties fo:text-align="start" fo:margin-left="0cm"/>
      <style:text-properties fo:color="#FF0000"/>
    </style:style>
    <style:style style:name="ce16" style:family="table-cell" style:parent-style-name="Default" style:data-style-name="N0">
      <style:table-cell-properties fo:background-color="transparent"/>
      <style:text-properties fo:color="#FF0000"/>
    </style:style>
    <style:style style:name="ce17" style:family="table-cell" style:parent-style-name="Default" style:data-style-name="N14">
      <style:table-cell-properties fo:background-color="#FFFFFF"/>
    </style:style>
    <style:style style:name="ce1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FF0000"/>
    </style:style>
    <style:style style:name="ce1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3" style:family="table-cell" style:parent-style-name="Prozent" style:data-style-name="N14">
      <style:table-cell-properties fo:background-color="#FFFFFF"/>
      <style:text-properties fo:font-size="12pt" style:font-size-asian="12pt" style:font-size-complex="12pt"/>
    </style:style>
    <style:style style:name="ce24" style:family="table-cell" style:parent-style-name="Prozent" style:data-style-name="N14">
      <style:table-cell-properties fo:border-top="none" fo:border-bottom="thin solid #000000" fo:border-left="none" fo:border-right="none" fo:background-color="#FFFFFF"/>
      <style:text-properties fo:font-size="12pt" style:font-size-asian="12pt" style:font-size-complex="12pt"/>
    </style:style>
    <style:style style:name="ce25" style:family="table-cell" style:parent-style-name="Default" style:data-style-name="N14">
      <style:table-cell-properties fo:background-color="#FFFFFF"/>
      <style:text-properties fo:color="#FF0000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14">
      <style:table-cell-properties fo:background-color="transparent"/>
    </style:style>
    <style:style style:name="ce28" style:family="table-cell" style:parent-style-name="Default" style:data-style-name="N0">
      <style:table-cell-properties fo:background-color="transparent"/>
      <style:text-properties fo:color="#FF0000" fo:font-size="14pt" style:font-size-asian="14pt" style:font-size-complex="14pt"/>
    </style:style>
    <style:style style:name="ce29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30" style:family="table-cell" style:parent-style-name="Default" style:data-style-name="N14">
      <style:table-cell-properties fo:background-color="transparent"/>
      <style:text-properties fo:font-size="14pt" style:font-size-asian="14pt" style:font-size-complex="14pt"/>
    </style:style>
    <style:style style:name="ce31" style:family="table-cell" style:parent-style-name="Prozent" style:data-style-name="N14">
      <style:table-cell-properties fo:background-color="transparent"/>
      <style:text-properties fo:font-size="14pt" style:font-size-asian="14pt" style:font-size-complex="14pt"/>
    </style:style>
    <style:style style:name="ce32" style:family="table-cell" style:parent-style-name="Default" style:data-style-name="N14">
      <style:table-cell-properties fo:background-color="transparent"/>
      <style:text-properties fo:color="#FF0000"/>
    </style:style>
    <style:style style:name="ce33" style:family="table-cell" style:parent-style-name="Default" style:data-style-name="N0">
      <style:table-cell-properties fo:background-color="transparent"/>
      <style:text-properties fo:color="#FF0000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14"/>
    <style:style style:name="ce35" style:family="table-cell" style:parent-style-name="Default" style:data-style-name="N30">
      <style:table-cell-properties style:vertical-align="automatic" fo:wrap-option="wra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7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0" style:family="table-cell" style:parent-style-name="Default" style:data-style-name="N14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fo:background-color="#FFFFFF"/>
      <style:text-properties fo:font-size="18pt" style:font-size-asian="18pt" style:font-size-complex="18pt"/>
    </style:style>
    <style:style style:name="co1" style:family="table-column">
      <style:table-column-properties fo:break-before="auto" style:column-width="6.13833333333333cm" style:use-optimal-column-width="true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9.41916666666667cm" style:use-optimal-column-width="true"/>
    </style:style>
    <style:style style:name="co4" style:family="table-column">
      <style:table-column-properties fo:break-before="auto" style:column-width="2.21191666666667cm" style:use-optimal-column-width="true"/>
    </style:style>
    <style:style style:name="co5" style:family="table-column">
      <style:table-column-properties fo:break-before="auto" style:column-width="3.01625cm" style:use-optimal-column-width="true"/>
    </style:style>
    <style:style style:name="co6" style:family="table-column">
      <style:table-column-properties fo:break-before="auto" style:column-width="8.07508333333333cm" style:use-optimal-column-width="true"/>
    </style:style>
    <style:style style:name="co7" style:family="table-column">
      <style:table-column-properties fo:break-before="auto" style:column-width="2.57175cm"/>
    </style:style>
    <style:style style:name="co8" style:family="table-column">
      <style:table-column-properties fo:break-before="auto" style:column-width="0.137583333333333cm"/>
    </style:style>
    <style:style style:name="co9" style:family="table-column">
      <style:table-column-properties fo:break-before="auto" style:column-width="5.30225cm"/>
    </style:style>
    <style:style style:name="co10" style:family="table-column">
      <style:table-column-properties fo:break-before="auto" style:column-width="2.7305cm"/>
    </style:style>
    <style:style style:name="co11" style:family="table-column">
      <style:table-column-properties fo:break-before="auto" style:column-width="2.14841666666667cm" style:use-optimal-column-width="true"/>
    </style:style>
    <style:style style:name="co12" style:family="table-column">
      <style:table-column-properties fo:break-before="auto" style:column-width="2.71991666666667cm"/>
    </style:style>
    <style:style style:name="co13" style:family="table-column">
      <style:table-column-properties fo:break-before="auto" style:column-width="2.3495cm" style:use-optimal-column-width="true"/>
    </style:style>
    <style:style style:name="co14" style:family="table-column">
      <style:table-column-properties fo:break-before="auto" style:column-width="1.05833333333333cm"/>
    </style:style>
    <style:style style:name="co15" style:family="table-column">
      <style:table-column-properties fo:break-before="auto" style:column-width="6.65691666666667cm"/>
    </style:style>
    <style:style style:name="co16" style:family="table-column">
      <style:table-column-properties fo:break-before="auto" style:column-width="0.941916666666667cm" style:use-optimal-column-width="true"/>
    </style:style>
    <style:style style:name="co17" style:family="table-column">
      <style:table-column-properties fo:break-before="auto" style:column-width="6.55108333333333cm"/>
    </style:style>
    <style:style style:name="co18" style:family="table-column">
      <style:table-column-properties fo:break-before="auto" style:column-width="1.10066666666667cm"/>
    </style:style>
    <style:style style:name="co19" style:family="table-column">
      <style:table-column-properties fo:break-before="auto" style:column-width="2.159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3.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7.5pt" style:use-optimal-row-height="false" fo:break-before="auto"/>
    </style:style>
    <style:style style:name="ro6" style:family="table-row">
      <style:table-row-properties style:row-height="37.2pt" style:use-optimal-row-height="false" fo:break-before="auto"/>
    </style:style>
    <style:style style:name="ro7" style:family="table-row">
      <style:table-row-properties style:row-height="18.3pt" style:use-optimal-row-height="true" fo:break-before="auto"/>
    </style:style>
    <style:style style:name="ro8" style:family="table-row">
      <style:table-row-properties style:row-height="33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gebnis_der_Kategoriserun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Fragen gesamt<text:s/></text:p>
          </table:table-cell>
          <table:table-cell office:value-type="float" office:value="1205" table:style-name="ce2">
            <text:p>1205</text:p>
          </table:table-cell>
          <table:table-cell table:style-name="ce2"/>
          <table:table-cell table:style-name="ce2">
            <draw:frame draw:z-index="1" draw:id="id0" draw:style-name="a0" draw:name="Diagramm 1" svg:x="0.28333in" svg:y="0.07917in" svg:width="7.58799in" svg:height="5.321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2">
          <table:table-cell table:style-name="ce3"/>
          <table:table-cell office:value-type="string" table:style-name="ce3">
            <text:p>Absolut</text:p>
          </table:table-cell>
          <table:table-cell office:value-type="string" table:style-name="ce3">
            <text:p>Prozentual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Nicht relevant bzw. verwertbar</text:p>
          </table:table-cell>
          <table:table-cell office:value-type="float" office:value="76" table:style-name="ce3">
            <text:p>76</text:p>
          </table:table-cell>
          <table:table-cell office:value-type="percentage" office:value="5.5718475073313782E-2" table:formula="of:=[.B4]/[.$B$21]" table:style-name="ce4">
            <text:p>5,57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Berufsbezogen</text:p>
          </table:table-cell>
          <table:table-cell office:value-type="float" office:value="9" table:style-name="ce3">
            <text:p>9</text:p>
          </table:table-cell>
          <table:table-cell office:value-type="percentage" office:value="6.5982404692082114E-3" table:formula="of:=[.B5]/[.$B$21]" table:style-name="ce4">
            <text:p>0,66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Experte persönlich</text:p>
          </table:table-cell>
          <table:table-cell office:value-type="float" office:value="132" table:style-name="ce3">
            <text:p>132</text:p>
          </table:table-cell>
          <table:table-cell office:value-type="percentage" office:value="9.6774193548387094E-2" table:formula="of:=[.B6]/[.$B$21]" table:style-name="ce4">
            <text:p>9,68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Anderes Thema</text:p>
          </table:table-cell>
          <table:table-cell office:value-type="float" office:value="58" table:style-name="ce3">
            <text:p>58</text:p>
          </table:table-cell>
          <table:table-cell office:value-type="percentage" office:value="4.2521994134897358E-2" table:formula="of:=[.B7]/[.$B$21]" table:style-name="ce4">
            <text:p>4,25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Allgemeines</text:p>
          </table:table-cell>
          <table:table-cell office:value-type="float" office:value="13" table:style-name="ce3">
            <text:p>13</text:p>
          </table:table-cell>
          <table:table-cell office:value-type="percentage" office:value="9.5307917888563052E-3" table:formula="of:=[.B8]/[.$B$21]" table:style-name="ce4">
            <text:p>0,95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Sicherheit</text:p>
          </table:table-cell>
          <table:table-cell office:value-type="float" office:value="42" table:style-name="ce3">
            <text:p>42</text:p>
          </table:table-cell>
          <table:table-cell office:value-type="percentage" office:value="3.0791788856304986E-2" table:formula="of:=[.B9]/[.$B$21]" table:style-name="ce4">
            <text:p>3,08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Programmieren</text:p>
          </table:table-cell>
          <table:table-cell office:value-type="float" office:value="50" table:style-name="ce3">
            <text:p>50</text:p>
          </table:table-cell>
          <table:table-cell office:value-type="percentage" office:value="3.6656891495601175E-2" table:formula="of:=[.B10]/[.$B$21]" table:style-name="ce4">
            <text:p>3,67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Informatik/Technik</text:p>
          </table:table-cell>
          <table:table-cell office:value-type="float" office:value="63" table:style-name="ce3">
            <text:p>63</text:p>
          </table:table-cell>
          <table:table-cell office:value-type="percentage" office:value="4.6187683284457479E-2" table:formula="of:=[.B11]/[.$B$21]" table:style-name="ce4">
            <text:p>4,62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Roboter</text:p>
          </table:table-cell>
          <table:table-cell office:value-type="float" office:value="207" table:style-name="ce3">
            <text:p>207</text:p>
          </table:table-cell>
          <table:table-cell office:value-type="percentage" office:value="0.15175953079178886" table:formula="of:=[.B12]/[.$B$21]" table:style-name="ce4">
            <text:p>15,18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Spiele</text:p>
          </table:table-cell>
          <table:table-cell office:value-type="float" office:value="34" table:style-name="ce3">
            <text:p>34</text:p>
          </table:table-cell>
          <table:table-cell office:value-type="percentage" office:value="2.4926686217008796E-2" table:formula="of:=[.B13]/[.$B$21]" table:style-name="ce4">
            <text:p>2,49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Internet</text:p>
          </table:table-cell>
          <table:table-cell office:value-type="float" office:value="149" table:style-name="ce3">
            <text:p>149</text:p>
          </table:table-cell>
          <table:table-cell office:value-type="percentage" office:value="0.1092375366568915" table:formula="of:=[.B14]/[.$B$21]" table:style-name="ce4">
            <text:p>10,92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Computer</text:p>
          </table:table-cell>
          <table:table-cell office:value-type="float" office:value="156" table:style-name="ce3">
            <text:p>156</text:p>
          </table:table-cell>
          <table:table-cell office:value-type="percentage" office:value="0.11436950146627566" table:formula="of:=[.B15]/[.$B$21]" table:style-name="ce4">
            <text:p>11,44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Handy</text:p>
          </table:table-cell>
          <table:table-cell office:value-type="float" office:value="227" table:style-name="ce3">
            <text:p>227</text:p>
          </table:table-cell>
          <table:table-cell office:value-type="percentage" office:value="0.16642228739002932" table:formula="of:=[.B16]/[.$B$21]" table:style-name="ce4">
            <text:p>16,64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Tablet</text:p>
          </table:table-cell>
          <table:table-cell office:value-type="float" office:value="24" table:style-name="ce3">
            <text:p>24</text:p>
          </table:table-cell>
          <table:table-cell office:value-type="percentage" office:value="1.7595307917888565E-2" table:formula="of:=[.B17]/[.$B$21]" table:style-name="ce4">
            <text:p>1,76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Konsolen</text:p>
          </table:table-cell>
          <table:table-cell office:value-type="float" office:value="14" table:style-name="ce3">
            <text:p>14</text:p>
          </table:table-cell>
          <table:table-cell office:value-type="percentage" office:value="1.0263929618768328E-2" table:formula="of:=[.B18]/[.$B$21]" table:style-name="ce4">
            <text:p>1,03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Andere IKT</text:p>
          </table:table-cell>
          <table:table-cell office:value-type="float" office:value="100" table:style-name="ce3">
            <text:p>100</text:p>
          </table:table-cell>
          <table:table-cell office:value-type="percentage" office:value="7.331378299120235E-2" table:formula="of:=[.B19]/[.$B$21]" table:style-name="ce4">
            <text:p>7,33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office:value-type="string" table:style-name="ce3">
            <text:p>Bild/Ton</text:p>
          </table:table-cell>
          <table:table-cell office:value-type="float" office:value="10" table:style-name="ce5">
            <text:p>10</text:p>
          </table:table-cell>
          <table:table-cell office:value-type="percentage" office:value="7.331378299120235E-3" table:formula="of:=[.B20]/[.$B$21]" table:style-name="ce6">
            <text:p>0,73%</text:p>
          </table:table-cell>
          <table:table-cell table:number-columns-repeated="10" table:style-name="ce2"/>
          <table:table-cell table:number-columns-repeated="16371"/>
        </table:table-row>
        <table:table-row table:style-name="ro2">
          <table:table-cell table:style-name="ce3"/>
          <table:table-cell office:value-type="float" office:value="1364" table:formula="of:=SUM([.B4:.B20])" table:style-name="ce3">
            <text:p>1364</text:p>
          </table:table-cell>
          <table:table-cell office:value-type="percentage" office:value="1" table:formula="of:=SUM([.C4:.C20])" table:style-name="ce7">
            <text:p>100%</text:p>
          </table:table-cell>
          <table:table-cell table:number-columns-repeated="10" table:style-name="ce2"/>
          <table:table-cell table:number-columns-repeated="16371"/>
        </table:table-row>
        <table:table-row table:number-rows-repeated="6" table:style-name="ro1">
          <table:table-cell table:number-columns-repeated="13" table:style-name="ce2"/>
          <table:table-cell table:number-columns-repeated="16371"/>
        </table:table-row>
        <table:table-row table:number-rows-repeated="1048549" table:style-name="ro1">
          <table:table-cell table:number-columns-repeated="16384"/>
        </table:table-row>
      </table:table>
      <table:table table:name="Ergebnis_Unterkategorie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2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66" table:default-cell-style-name="ce1"/>
        <table:table-row table:style-name="ro1">
          <table:table-cell table:number-columns-repeated="3" table:style-name="ce1"/>
          <table:table-cell table:style-name="ce2">
            <draw:frame draw:z-index="1" draw:id="id1" draw:style-name="a1" draw:name="Diagramm 2" svg:x="0.42143in" svg:y="0.15119in" svg:width="6.3497in" svg:height="3.129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16373" table:style-name="ce1"/>
        </table:table-row>
        <table:table-row table:style-name="ro3">
          <table:table-cell office:value-type="string" table:style-name="ce8">
            <text:p>Handy</text:p>
          </table:table-cell>
          <table:table-cell office:value-type="string" table:style-name="ce9">
            <text:p>absolut</text:p>
          </table:table-cell>
          <table:table-cell office:value-type="string" table:style-name="ce9">
            <text:p>prozentual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8">
            <text:p>Programmieren</text:p>
          </table:table-cell>
          <table:table-cell office:value-type="string" table:style-name="ce9">
            <text:p>absolut<text:s/></text:p>
          </table:table-cell>
          <table:table-cell office:value-type="string" table:style-name="ce9">
            <text:p>prozentual</text:p>
          </table:table-cell>
          <table:table-cell table:style-name="ce9">
            <draw:frame draw:z-index="6" draw:id="id6" draw:style-name="a6" draw:name="Diagramm 7" svg:x="0.85985in" svg:y="0.02651in" svg:width="9.2036in" svg:height="4.4441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0" table:style-name="ce9"/>
          <table:table-cell table:number-columns-repeated="16345"/>
        </table:table-row>
        <table:table-row table:style-name="ro3">
          <table:table-cell office:value-type="string" table:style-name="ce9">
            <text:p>Allgemein</text:p>
          </table:table-cell>
          <table:table-cell office:value-type="float" office:value="35" table:style-name="ce9">
            <text:p>35</text:p>
          </table:table-cell>
          <table:table-cell office:value-type="percentage" office:value="0.16587677725118483" table:formula="of:=[.B3]/[.$B$10]" table:style-name="ce10">
            <text:p>16,59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Allgemein</text:p>
          </table:table-cell>
          <table:table-cell office:value-type="float" office:value="10" table:style-name="ce9">
            <text:p>10</text:p>
          </table:table-cell>
          <table:table-cell office:value-type="percentage" office:value="0.14492753623188406" table:formula="of:=[.Q3]/[.$Q$15]" table:style-name="ce10">
            <text:p>14,49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Erfindung/Entstehung/Entwicklung</text:p>
          </table:table-cell>
          <table:table-cell office:value-type="float" office:value="34" table:style-name="ce9">
            <text:p>34</text:p>
          </table:table-cell>
          <table:table-cell office:value-type="percentage" office:value="0.16113744075829384" table:formula="of:=[.B4]/[.$B$10]" table:style-name="ce10">
            <text:p>16,11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Anweisungen</text:p>
          </table:table-cell>
          <table:table-cell office:value-type="float" office:value="1" table:style-name="ce9">
            <text:p>1</text:p>
          </table:table-cell>
          <table:table-cell office:value-type="percentage" office:value="1.4492753623188406E-2" table:formula="of:=[.Q4]/[.$Q$15]" table:style-name="ce10">
            <text:p>1,45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Funktionsweise</text:p>
          </table:table-cell>
          <table:table-cell office:value-type="float" office:value="34" table:style-name="ce9">
            <text:p>34</text:p>
          </table:table-cell>
          <table:table-cell office:value-type="percentage" office:value="0.16113744075829384" table:formula="of:=[.B5]/[.$B$10]" table:style-name="ce10">
            <text:p>16,11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Fähigkeit/Können</text:p>
          </table:table-cell>
          <table:table-cell office:value-type="float" office:value="2" table:style-name="ce9">
            <text:p>2</text:p>
          </table:table-cell>
          <table:table-cell office:value-type="percentage" office:value="2.8985507246376812E-2" table:formula="of:=[.Q5]/[.$Q$15]" table:style-name="ce10">
            <text:p>2,90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Fähigkeit/Können</text:p>
          </table:table-cell>
          <table:table-cell office:value-type="float" office:value="13" table:style-name="ce9">
            <text:p>13</text:p>
          </table:table-cell>
          <table:table-cell office:value-type="percentage" office:value="6.1611374407582936E-2" table:formula="of:=[.B6]/[.$B$10]" table:style-name="ce10">
            <text:p>6,16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Funktionsweise</text:p>
          </table:table-cell>
          <table:table-cell office:value-type="float" office:value="17" table:style-name="ce9">
            <text:p>17</text:p>
          </table:table-cell>
          <table:table-cell office:value-type="percentage" office:value="0.24637681159420291" table:formula="of:=[.Q6]/[.$Q$15]" table:style-name="ce10">
            <text:p>24,64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Aufbau/Herstellung/Bestandteile</text:p>
          </table:table-cell>
          <table:table-cell office:value-type="float" office:value="66" table:style-name="ce9">
            <text:p>66</text:p>
          </table:table-cell>
          <table:table-cell office:value-type="percentage" office:value="0.3127962085308057" table:formula="of:=[.B7]/[.$B$10]" table:style-name="ce10">
            <text:p>31,28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Voraussetzungen</text:p>
          </table:table-cell>
          <table:table-cell office:value-type="float" office:value="1" table:style-name="ce9">
            <text:p>1</text:p>
          </table:table-cell>
          <table:table-cell office:value-type="percentage" office:value="1.4492753623188406E-2" table:formula="of:=[.Q7]/[.$Q$15]" table:style-name="ce10">
            <text:p>1,45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Benutzung/Umgang</text:p>
          </table:table-cell>
          <table:table-cell office:value-type="float" office:value="15" table:style-name="ce9">
            <text:p>15</text:p>
          </table:table-cell>
          <table:table-cell office:value-type="percentage" office:value="7.1090047393364927E-2" table:formula="of:=[.B8]/[.$B$10]" table:style-name="ce10">
            <text:p>7,11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Spiele programmieren</text:p>
          </table:table-cell>
          <table:table-cell office:value-type="float" office:value="4" table:style-name="ce9">
            <text:p>4</text:p>
          </table:table-cell>
          <table:table-cell office:value-type="percentage" office:value="5.7971014492753624E-2" table:formula="of:=[.Q8]/[.$Q$15]" table:style-name="ce10">
            <text:p>5,80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9">
            <text:p>Gesellschaftlicher Hintergrund</text:p>
          </table:table-cell>
          <table:table-cell office:value-type="float" office:value="14" table:style-name="ce11">
            <text:p>14</text:p>
          </table:table-cell>
          <table:table-cell office:value-type="percentage" office:value="6.6350710900473939E-2" table:formula="of:=[.B9]/[.$B$10]" table:style-name="ce12">
            <text:p>6,64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Internet programmieren</text:p>
          </table:table-cell>
          <table:table-cell office:value-type="float" office:value="1" table:style-name="ce9">
            <text:p>1</text:p>
          </table:table-cell>
          <table:table-cell office:value-type="percentage" office:value="1.4492753623188406E-2" table:formula="of:=[.Q9]/[.$Q$15]" table:style-name="ce10">
            <text:p>1,45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table:style-name="ce9"/>
          <table:table-cell office:value-type="float" office:value="211" table:formula="of:=[.B3]+[.B4]+[.B5]+[.B6]+[.B7]+[.B8]+[.B9]" table:style-name="ce9">
            <text:p>211</text:p>
          </table:table-cell>
          <table:table-cell office:value-type="percentage" office:value="1" table:formula="of:=[.B10]/[.$B$10]" table:style-name="ce10">
            <text:p>100,00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Computer programmieren</text:p>
          </table:table-cell>
          <table:table-cell office:value-type="float" office:value="6" table:style-name="ce9">
            <text:p>6</text:p>
          </table:table-cell>
          <table:table-cell office:value-type="percentage" office:value="8.6956521739130432E-2" table:formula="of:=[.Q10]/[.$Q$15]" table:style-name="ce10">
            <text:p>8,70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table:number-columns-repeated="2" table:style-name="ce9"/>
          <table:table-cell office:value-type="percentage" office:value="1" table:formula="of:=[.C3]+[.C4]+[.C5]+[.C6]+[.C7]+[.C8]+[.C9]" table:style-name="ce13">
            <text:p>100,00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Handy/Tablet programmieren</text:p>
          </table:table-cell>
          <table:table-cell office:value-type="float" office:value="4" table:style-name="ce9">
            <text:p>4</text:p>
          </table:table-cell>
          <table:table-cell office:value-type="percentage" office:value="5.7971014492753624E-2" table:formula="of:=[.Q11]/[.$Q$15]" table:style-name="ce10">
            <text:p>5,80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table:number-columns-repeated="3" table:style-name="ce1"/>
          <table:table-cell table:style-name="ce2">
            <draw:frame draw:z-index="2" draw:id="id2" draw:style-name="a2" draw:name="Diagramm 3" svg:x="0.46429in" svg:y="0.08631in" svg:width="6.31994in" svg:height="3.2916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7" table:style-name="ce2"/>
          <table:table-cell table:number-columns-repeated="4" table:style-name="ce1"/>
          <table:table-cell office:value-type="string" table:style-name="ce9">
            <text:p>Konsolen programmieren</text:p>
          </table:table-cell>
          <table:table-cell office:value-type="float" office:value="3" table:style-name="ce9">
            <text:p>3</text:p>
          </table:table-cell>
          <table:table-cell office:value-type="percentage" office:value="4.3478260869565216E-2" table:formula="of:=[.Q12]/[.$Q$15]" table:style-name="ce10">
            <text:p>4,35%</text:p>
          </table:table-cell>
          <table:table-cell table:number-columns-repeated="21" table:style-name="ce9"/>
          <table:table-cell table:number-columns-repeated="16345"/>
        </table:table-row>
        <table:table-row table:style-name="ro3">
          <table:table-cell office:value-type="string" table:style-name="ce8">
            <text:p>Roboter</text:p>
          </table:table-cell>
          <table:table-cell office:value-type="string" table:style-name="ce9">
            <text:p>absolut</text:p>
          </table:table-cell>
          <table:table-cell office:value-type="string" table:style-name="ce9">
            <text:p>prozentual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Andere IKT programmieren</text:p>
          </table:table-cell>
          <table:table-cell office:value-type="float" office:value="2" table:style-name="ce9">
            <text:p>2</text:p>
          </table:table-cell>
          <table:table-cell office:value-type="percentage" office:value="2.8985507246376812E-2" table:formula="of:=[.Q13]/[.$Q$15]" table:style-name="ce10">
            <text:p>2,90%</text:p>
          </table:table-cell>
          <table:table-cell table:number-columns-repeated="15" table:style-name="ce1"/>
          <table:table-cell table:number-columns-repeated="6" table:style-name="ce9"/>
          <table:table-cell table:number-columns-repeated="16345"/>
        </table:table-row>
        <table:table-row table:style-name="ro3">
          <table:table-cell office:value-type="string" table:style-name="ce9">
            <text:p>Allgemein</text:p>
          </table:table-cell>
          <table:table-cell office:value-type="float" office:value="10" table:style-name="ce9">
            <text:p>10</text:p>
          </table:table-cell>
          <table:table-cell office:value-type="percentage" office:value="5.5248618784530384E-2" table:formula="of:=[.B14]/[.$B$21]" table:style-name="ce10">
            <text:p>5,52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Roboter programmieren</text:p>
          </table:table-cell>
          <table:table-cell office:value-type="float" office:value="18" table:style-name="ce11">
            <text:p>18</text:p>
          </table:table-cell>
          <table:table-cell office:value-type="percentage" office:value="0.2608695652173913" table:formula="of:=[.Q14]/[.$Q$15]" table:style-name="ce12">
            <text:p>26,09%</text:p>
          </table:table-cell>
          <table:table-cell table:number-columns-repeated="15" table:style-name="ce1"/>
          <table:table-cell table:number-columns-repeated="6" table:style-name="ce9"/>
          <table:table-cell table:number-columns-repeated="16345"/>
        </table:table-row>
        <table:table-row table:style-name="ro3">
          <table:table-cell office:value-type="string" table:style-name="ce9">
            <text:p>Erfindung/Entstehung/Entwicklung</text:p>
          </table:table-cell>
          <table:table-cell office:value-type="float" office:value="34" table:style-name="ce9">
            <text:p>34</text:p>
          </table:table-cell>
          <table:table-cell office:value-type="percentage" office:value="0.18784530386740331" table:formula="of:=[.B15]/[.$B$21]" table:style-name="ce10">
            <text:p>18,78%</text:p>
          </table:table-cell>
          <table:table-cell table:number-columns-repeated="8" table:style-name="ce2"/>
          <table:table-cell table:number-columns-repeated="5" table:style-name="ce1"/>
          <table:table-cell office:value-type="float" office:value="69" table:formula="of:=SUM([.Q3:.Q14])" table:style-name="ce9">
            <text:p>69</text:p>
          </table:table-cell>
          <table:table-cell office:value-type="percentage" office:value="1" table:formula="of:=[.Q15]/[.$Q$15]" table:style-name="ce10">
            <text:p>100,00%</text:p>
          </table:table-cell>
          <table:table-cell table:number-columns-repeated="15" table:style-name="ce1"/>
          <table:table-cell table:number-columns-repeated="6" table:style-name="ce9"/>
          <table:table-cell table:number-columns-repeated="16345"/>
        </table:table-row>
        <table:table-row table:style-name="ro3">
          <table:table-cell office:value-type="string" table:style-name="ce9">
            <text:p>Funktionsweise</text:p>
          </table:table-cell>
          <table:table-cell office:value-type="float" office:value="23" table:style-name="ce9">
            <text:p>23</text:p>
          </table:table-cell>
          <table:table-cell office:value-type="percentage" office:value="0.1270718232044199" table:formula="of:=[.B16]/[.$B$21]" table:style-name="ce10">
            <text:p>12,71%</text:p>
          </table:table-cell>
          <table:table-cell table:number-columns-repeated="8" table:style-name="ce2"/>
          <table:table-cell table:number-columns-repeated="22" table:style-name="ce1"/>
          <table:table-cell table:number-columns-repeated="6" table:style-name="ce9"/>
          <table:table-cell table:number-columns-repeated="16345"/>
        </table:table-row>
        <table:table-row table:style-name="ro3">
          <table:table-cell office:value-type="string" table:style-name="ce9">
            <text:p>Fähigkeit/Können</text:p>
          </table:table-cell>
          <table:table-cell office:value-type="float" office:value="29" table:style-name="ce9">
            <text:p>29</text:p>
          </table:table-cell>
          <table:table-cell office:value-type="percentage" office:value="0.16022099447513813" table:formula="of:=[.B17]/[.$B$21]" table:style-name="ce10">
            <text:p>16,02%</text:p>
          </table:table-cell>
          <table:table-cell table:number-columns-repeated="8" table:style-name="ce2"/>
          <table:table-cell table:number-columns-repeated="22" table:style-name="ce1"/>
          <table:table-cell table:number-columns-repeated="6" table:style-name="ce9"/>
          <table:table-cell table:number-columns-repeated="16345"/>
        </table:table-row>
        <table:table-row table:style-name="ro3">
          <table:table-cell office:value-type="string" table:style-name="ce9">
            <text:p>Aufbau/Herstellung/Bestandteile</text:p>
          </table:table-cell>
          <table:table-cell office:value-type="float" office:value="73" table:style-name="ce9">
            <text:p>73</text:p>
          </table:table-cell>
          <table:table-cell office:value-type="percentage" office:value="0.40331491712707185" table:formula="of:=[.B18]/[.$B$21]" table:style-name="ce10">
            <text:p>40,33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8">
            <text:p>Andere IKT</text:p>
          </table:table-cell>
          <table:table-cell office:value-type="string" table:style-name="ce9">
            <text:p>absolut</text:p>
          </table:table-cell>
          <table:table-cell office:value-type="string" table:style-name="ce9">
            <text:p>prozentual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Benutzung/Umgang</text:p>
          </table:table-cell>
          <table:table-cell office:value-type="float" office:value="8" table:style-name="ce9">
            <text:p>8</text:p>
          </table:table-cell>
          <table:table-cell office:value-type="percentage" office:value="4.4198895027624308E-2" table:formula="of:=[.B19]/[.$B$21]" table:style-name="ce10">
            <text:p>4,42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Simkarte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19]/[.$Q$41]" table:style-name="ce10">
            <text:p>0,98%</text:p>
          </table:table-cell>
          <table:table-cell table:style-name="ce43">
            <draw:frame draw:z-index="5" draw:id="id5" draw:style-name="a5" draw:name="Diagramm 6" svg:x="0.84375in" svg:y="0.05729in" svg:width="11.84375in" svg:height="7.0052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5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Gesellschaftlicher Hintergrund</text:p>
          </table:table-cell>
          <table:table-cell office:value-type="float" office:value="4" table:style-name="ce11">
            <text:p>4</text:p>
          </table:table-cell>
          <table:table-cell office:value-type="percentage" office:value="2.2099447513812154E-2" table:formula="of:=[.B20]/[.$B$21]" table:style-name="ce12">
            <text:p>2,21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Apps/Programme</text:p>
          </table:table-cell>
          <table:table-cell office:value-type="float" office:value="22" table:style-name="ce9">
            <text:p>22</text:p>
          </table:table-cell>
          <table:table-cell office:value-type="percentage" office:value="0.21568627450980393" table:formula="of:=[.Q20]/[.$Q$41]" table:style-name="ce10">
            <text:p>21,57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table:style-name="ce1"/>
          <table:table-cell office:value-type="float" office:value="181" table:formula="of:=[.B14]+[.B15]+[.B16]+[.B17]+[.B18]+[.B19]+[.B20]" table:style-name="ce9">
            <text:p>181</text:p>
          </table:table-cell>
          <table:table-cell office:value-type="percentage" office:value="1" table:formula="of:=[.B21]/[.$B$21]" table:style-name="ce10">
            <text:p>100,00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E-Book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1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table:number-columns-repeated="2" table:style-name="ce1"/>
          <table:table-cell office:value-type="percentage" office:value="1" table:formula="of:=[.C14]+[.C15]+[.C16]+[.C17]+[.C18]+[.C19]+[.C20]" table:style-name="ce13">
            <text:p>100,00%</text:p>
          </table:table-cell>
          <table:table-cell table:number-columns-repeated="8" table:style-name="ce2"/>
          <table:table-cell table:number-columns-repeated="4" table:style-name="ce1"/>
          <table:table-cell office:value-type="string" table:style-name="ce9">
            <text:p>Youtube</text:p>
          </table:table-cell>
          <table:table-cell office:value-type="float" office:value="10" table:style-name="ce9">
            <text:p>10</text:p>
          </table:table-cell>
          <table:table-cell office:value-type="percentage" office:value="9.8039215686274508E-2" table:formula="of:=[.Q22]/[.$Q$41]" table:style-name="ce10">
            <text:p>9,80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table:number-columns-repeated="3" table:style-name="ce1"/>
          <table:table-cell table:style-name="ce42">
            <draw:frame draw:z-index="3" draw:id="id3" draw:style-name="a3" draw:name="Diagramm 4" svg:x="0.45833in" svg:y="0.01562in" svg:width="6.33333in" svg:height="3.2864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42"/>
          <table:table-cell table:number-columns-repeated="4" table:style-name="ce1"/>
          <table:table-cell office:value-type="string" table:style-name="ce9">
            <text:p>Snapchat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3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8">
            <text:p>Computer</text:p>
          </table:table-cell>
          <table:table-cell office:value-type="string" table:style-name="ce9">
            <text:p>absolut</text:p>
          </table:table-cell>
          <table:table-cell office:value-type="string" table:style-name="ce9">
            <text:p>prozentual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Suchmaschine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4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Allgemein</text:p>
          </table:table-cell>
          <table:table-cell office:value-type="float" office:value="7" table:style-name="ce9">
            <text:p>7</text:p>
          </table:table-cell>
          <table:table-cell office:value-type="percentage" office:value="5.1094890510948905E-2" table:formula="of:=[.B25]/[.$B$32]" table:style-name="ce10">
            <text:p>5,11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Google</text:p>
          </table:table-cell>
          <table:table-cell office:value-type="float" office:value="5" table:style-name="ce9">
            <text:p>5</text:p>
          </table:table-cell>
          <table:table-cell office:value-type="percentage" office:value="4.9019607843137254E-2" table:formula="of:=[.Q25]/[.$Q$41]" table:style-name="ce10">
            <text:p>4,90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Erfindung/Entstehung/Entwicklung</text:p>
          </table:table-cell>
          <table:table-cell office:value-type="float" office:value="26" table:style-name="ce9">
            <text:p>26</text:p>
          </table:table-cell>
          <table:table-cell office:value-type="percentage" office:value="0.18978102189781021" table:formula="of:=[.B26]/[.$B$32]" table:style-name="ce10">
            <text:p>18,98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Siri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6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Funktionsweise</text:p>
          </table:table-cell>
          <table:table-cell office:value-type="float" office:value="26" table:style-name="ce9">
            <text:p>26</text:p>
          </table:table-cell>
          <table:table-cell office:value-type="percentage" office:value="0.18978102189781021" table:formula="of:=[.B27]/[.$B$32]" table:style-name="ce10">
            <text:p>18,98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Alexa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7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3">
          <table:table-cell office:value-type="string" table:style-name="ce9">
            <text:p>Fähigkeit/Können</text:p>
          </table:table-cell>
          <table:table-cell office:value-type="float" office:value="8" table:style-name="ce9">
            <text:p>8</text:p>
          </table:table-cell>
          <table:table-cell office:value-type="percentage" office:value="5.8394160583941604E-2" table:formula="of:=[.B28]/[.$B$32]" table:style-name="ce10">
            <text:p>5,84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Smartboard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8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Aufbau/Herstellung/Bestandteile</text:p>
          </table:table-cell>
          <table:table-cell office:value-type="float" office:value="44" table:style-name="ce9">
            <text:p>44</text:p>
          </table:table-cell>
          <table:table-cell office:value-type="percentage" office:value="0.32116788321167883" table:formula="of:=[.B29]/[.$B$32]" table:style-name="ce10">
            <text:p>32,12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Künstliche Intelligenz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29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Benutzung/Umgang</text:p>
          </table:table-cell>
          <table:table-cell office:value-type="float" office:value="19" table:style-name="ce9">
            <text:p>19</text:p>
          </table:table-cell>
          <table:table-cell office:value-type="percentage" office:value="0.13868613138686131" table:formula="of:=[.B30]/[.$B$32]" table:style-name="ce10">
            <text:p>13,87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Calliope</text:p>
          </table:table-cell>
          <table:table-cell office:value-type="float" office:value="23" table:style-name="ce9">
            <text:p>23</text:p>
          </table:table-cell>
          <table:table-cell office:value-type="percentage" office:value="0.22549019607843138" table:formula="of:=[.Q30]/[.$Q$41]" table:style-name="ce10">
            <text:p>22,55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Gesellschaftlicher Hintergrund</text:p>
          </table:table-cell>
          <table:table-cell office:value-type="float" office:value="7" table:style-name="ce11">
            <text:p>7</text:p>
          </table:table-cell>
          <table:table-cell office:value-type="percentage" office:value="5.1094890510948905E-2" table:formula="of:=[.B31]/[.$B$32]" table:style-name="ce12">
            <text:p>5,11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3D Druck</text:p>
          </table:table-cell>
          <table:table-cell office:value-type="float" office:value="2" table:style-name="ce9">
            <text:p>2</text:p>
          </table:table-cell>
          <table:table-cell office:value-type="percentage" office:value="1.9607843137254902E-2" table:formula="of:=[.Q31]/[.$Q$41]" table:style-name="ce10">
            <text:p>1,96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table:style-name="ce1"/>
          <table:table-cell office:value-type="float" office:value="137" table:formula="of:=SUM([.B25:.B31])" table:style-name="ce9">
            <text:p>137</text:p>
          </table:table-cell>
          <table:table-cell office:value-type="percentage" office:value="1" table:formula="of:=[.B32]/[.$B$32]" table:style-name="ce10">
            <text:p>100,00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Kopierer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32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table:style-name="ce1"/>
          <table:table-cell table:number-columns-repeated="2" table:style-name="ce9"/>
          <table:table-cell table:number-columns-repeated="8" table:style-name="ce42"/>
          <table:table-cell table:number-columns-repeated="4" table:style-name="ce1"/>
          <table:table-cell office:value-type="string" table:style-name="ce9">
            <text:p>Kaffeemaschine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33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table:number-columns-repeated="2" table:style-name="ce1"/>
          <table:table-cell table:style-name="ce9"/>
          <table:table-cell table:number-columns-repeated="8" table:style-name="ce42"/>
          <table:table-cell table:number-columns-repeated="4" table:style-name="ce1"/>
          <table:table-cell office:value-type="string" table:style-name="ce9">
            <text:p>Radio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34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8">
            <text:p>Internet</text:p>
          </table:table-cell>
          <table:table-cell office:value-type="string" table:style-name="ce9">
            <text:p>absolut</text:p>
          </table:table-cell>
          <table:table-cell office:value-type="string" table:style-name="ce9">
            <text:p>prozentual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Mikrofon</text:p>
          </table:table-cell>
          <table:table-cell office:value-type="float" office:value="1" table:style-name="ce9">
            <text:p>1</text:p>
          </table:table-cell>
          <table:table-cell office:value-type="percentage" office:value="9.8039215686274508E-3" table:formula="of:=[.Q35]/[.$Q$41]" table:style-name="ce10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Allgemein</text:p>
          </table:table-cell>
          <table:table-cell office:value-type="float" office:value="5" table:style-name="ce9">
            <text:p>5</text:p>
          </table:table-cell>
          <table:table-cell office:value-type="percentage" office:value="3.90625E-2" table:formula="of:=[.B36]/[.$B$43]" table:style-name="ce10">
            <text:p>3,91%</text:p>
          </table:table-cell>
          <table:table-cell table:style-name="ce42">
            <draw:frame draw:z-index="4" draw:id="id4" draw:style-name="a4" draw:name="Diagramm 5" svg:x="0.45163in" svg:y="0.17783in" svg:width="6.40104in" svg:height="3.18229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7" table:style-name="ce42"/>
          <table:table-cell table:number-columns-repeated="4" table:style-name="ce1"/>
          <table:table-cell office:value-type="string" table:style-name="ce9">
            <text:p>Kopfhörer</text:p>
          </table:table-cell>
          <table:table-cell office:value-type="float" office:value="2" table:style-name="ce9">
            <text:p>2</text:p>
          </table:table-cell>
          <table:table-cell office:value-type="percentage" office:value="1.9607843137254902E-2" table:formula="of:=[.Q36]/[.$Q$41]" table:style-name="ce10">
            <text:p>1,96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Erfindung/Entstehung/Entwicklung</text:p>
          </table:table-cell>
          <table:table-cell office:value-type="float" office:value="51" table:style-name="ce9">
            <text:p>51</text:p>
          </table:table-cell>
          <table:table-cell office:value-type="percentage" office:value="0.3984375" table:formula="of:=[.B37]/[.$B$43]" table:style-name="ce10">
            <text:p>39,84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Fernseher</text:p>
          </table:table-cell>
          <table:table-cell office:value-type="float" office:value="21" table:style-name="ce9">
            <text:p>21</text:p>
          </table:table-cell>
          <table:table-cell office:value-type="percentage" office:value="0.20588235294117646" table:formula="of:=[.Q37]/[.$Q$41]" table:style-name="ce10">
            <text:p>20,59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Funktionsweise</text:p>
          </table:table-cell>
          <table:table-cell office:value-type="float" office:value="31" table:style-name="ce9">
            <text:p>31</text:p>
          </table:table-cell>
          <table:table-cell office:value-type="percentage" office:value="0.2421875" table:formula="of:=[.B38]/[.$B$43]" table:style-name="ce10">
            <text:p>24,22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Bildschirme</text:p>
          </table:table-cell>
          <table:table-cell office:value-type="float" office:value="2" table:style-name="ce9">
            <text:p>2</text:p>
          </table:table-cell>
          <table:table-cell office:value-type="percentage" office:value="1.9607843137254902E-2" table:formula="of:=[.Q38]/[.$Q$41]" table:style-name="ce10">
            <text:p>1,96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Fähigkeit/Können</text:p>
          </table:table-cell>
          <table:table-cell office:value-type="float" office:value="4" table:style-name="ce9">
            <text:p>4</text:p>
          </table:table-cell>
          <table:table-cell office:value-type="percentage" office:value="3.125E-2" table:formula="of:=[.B39]/[.$B$43]" table:style-name="ce10">
            <text:p>3,13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Navi</text:p>
          </table:table-cell>
          <table:table-cell office:value-type="float" office:value="2" table:style-name="ce9">
            <text:p>2</text:p>
          </table:table-cell>
          <table:table-cell office:value-type="percentage" office:value="1.9607843137254902E-2" table:formula="of:=[.Q39]/[.$Q$41]" table:style-name="ce10">
            <text:p>1,96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Aufbau</text:p>
          </table:table-cell>
          <table:table-cell office:value-type="float" office:value="5" table:style-name="ce9">
            <text:p>5</text:p>
          </table:table-cell>
          <table:table-cell office:value-type="percentage" office:value="3.90625E-2" table:formula="of:=[.B40]/[.$B$43]" table:style-name="ce10">
            <text:p>3,91%</text:p>
          </table:table-cell>
          <table:table-cell table:number-columns-repeated="8" table:style-name="ce42"/>
          <table:table-cell table:number-columns-repeated="4" table:style-name="ce1"/>
          <table:table-cell office:value-type="string" table:style-name="ce9">
            <text:p>Drohnen</text:p>
          </table:table-cell>
          <table:table-cell office:value-type="float" office:value="1" table:style-name="ce11">
            <text:p>1</text:p>
          </table:table-cell>
          <table:table-cell office:value-type="percentage" office:value="9.8039215686274508E-3" table:formula="of:=[.Q40]/[.$Q$41]" table:style-name="ce12">
            <text:p>0,98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Benutzung/Umgang</text:p>
          </table:table-cell>
          <table:table-cell office:value-type="float" office:value="31" table:style-name="ce9">
            <text:p>31</text:p>
          </table:table-cell>
          <table:table-cell office:value-type="percentage" office:value="0.2421875" table:formula="of:=[.B41]/[.$B$43]" table:style-name="ce10">
            <text:p>24,22%</text:p>
          </table:table-cell>
          <table:table-cell table:number-columns-repeated="8" table:style-name="ce42"/>
          <table:table-cell table:number-columns-repeated="4" table:style-name="ce1"/>
          <table:table-cell table:style-name="ce9"/>
          <table:table-cell office:value-type="float" office:value="102" table:formula="of:=SUM([.Q19:.Q40])" table:style-name="ce9">
            <text:p>102</text:p>
          </table:table-cell>
          <table:table-cell office:value-type="percentage" office:value="1" table:formula="of:=[.Q41]/[.$Q$41]" table:style-name="ce10">
            <text:p>100,00%</text:p>
          </table:table-cell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office:value-type="string" table:style-name="ce9">
            <text:p>Gesellschaftlicher Hintergrund</text:p>
          </table:table-cell>
          <table:table-cell office:value-type="float" office:value="1" table:style-name="ce11">
            <text:p>1</text:p>
          </table:table-cell>
          <table:table-cell office:value-type="percentage" office:value="7.8125E-3" table:formula="of:=[.B42]/[.$B$43]" table:style-name="ce12">
            <text:p>0,78%</text:p>
          </table:table-cell>
          <table:table-cell table:number-columns-repeated="8" table:style-name="ce42"/>
          <table:table-cell table:number-columns-repeated="4" table:style-name="ce1"/>
          <table:table-cell table:number-columns-repeated="3" table:style-name="ce9"/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table:style-name="ce1"/>
          <table:table-cell office:value-type="float" office:value="128" table:formula="of:=SUM([.B36:.B42])" table:style-name="ce9">
            <text:p>128</text:p>
          </table:table-cell>
          <table:table-cell office:value-type="percentage" office:value="1" table:formula="of:=[.B43]/[.$B$43]" table:style-name="ce10">
            <text:p>100,00%</text:p>
          </table:table-cell>
          <table:table-cell table:number-columns-repeated="8" table:style-name="ce42"/>
          <table:table-cell table:number-columns-repeated="4" table:style-name="ce1"/>
          <table:table-cell table:number-columns-repeated="3" table:style-name="ce9"/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style-name="ro1">
          <table:table-cell table:style-name="ce1"/>
          <table:table-cell table:number-columns-repeated="2" table:style-name="ce9"/>
          <table:table-cell table:number-columns-repeated="8" table:style-name="ce42"/>
          <table:table-cell table:number-columns-repeated="4" table:style-name="ce1"/>
          <table:table-cell table:number-columns-repeated="3" table:style-name="ce9"/>
          <table:table-cell table:number-columns-repeated="16" table:style-name="ce43"/>
          <table:table-cell table:number-columns-repeated="5" table:style-name="ce9"/>
          <table:table-cell table:number-columns-repeated="16345"/>
        </table:table-row>
        <table:table-row table:number-rows-repeated="4" table:style-name="ro1">
          <table:table-cell table:number-columns-repeated="3" table:style-name="ce1"/>
          <table:table-cell table:number-columns-repeated="8" table:style-name="ce42"/>
          <table:table-cell table:number-columns-repeated="7" table:style-name="ce1"/>
          <table:table-cell table:number-columns-repeated="16" table:style-name="ce42"/>
          <table:table-cell table:number-columns-repeated="16350" table:style-name="ce1"/>
        </table:table-row>
        <table:table-row table:style-name="ro1">
          <table:table-cell table:number-columns-repeated="3"/>
          <table:table-cell table:number-columns-repeated="8" table:style-name="ce42"/>
          <table:table-cell table:number-columns-repeated="7" table:style-name="ce1"/>
          <table:table-cell table:number-columns-repeated="16" table:style-name="ce42"/>
          <table:table-cell table:number-columns-repeated="16350"/>
        </table:table-row>
        <table:table-row table:number-rows-repeated="4" table:style-name="ro1">
          <table:table-cell table:number-columns-repeated="3"/>
          <table:table-cell table:number-columns-repeated="8" table:style-name="ce42"/>
          <table:table-cell table:number-columns-repeated="16373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Geschlecht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4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2" table:number-columns-repeated="16371" table:default-cell-style-name="ce1"/>
        <table:table-row table:style-name="ro4"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14">
            <draw:frame draw:z-index="1" draw:id="id7" draw:style-name="a7" draw:name="Diagramm 3" svg:x="0.0875in" svg:y="0.06041in" svg:width="5.92916in" svg:height="2.77292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4" table:style-name="ce14"/>
          <table:table-cell table:number-columns-repeated="2" table:style-name="ce16"/>
          <table:table-cell table:number-columns-repeated="16371"/>
        </table:table-row>
        <table:table-row table:style-name="ro1">
          <table:table-cell table:style-name="ce14"/>
          <table:table-cell table:number-columns-repeated="2" table:style-name="ce2"/>
          <table:table-cell table:style-name="ce17"/>
          <table:table-cell table:number-columns-repeated="7" table:style-name="ce14"/>
          <table:table-cell table:number-columns-repeated="2" table:style-name="ce16"/>
          <table:table-cell table:number-columns-repeated="16371"/>
        </table:table-row>
        <table:table-row table:style-name="ro5">
          <table:table-cell table:style-name="ce14"/>
          <table:table-cell table:number-columns-repeated="2" table:style-name="ce2"/>
          <table:table-cell table:style-name="ce17"/>
          <table:table-cell table:number-columns-repeated="7" table:style-name="ce14"/>
          <table:table-cell table:number-columns-repeated="2" table:style-name="ce16"/>
          <table:table-cell table:number-columns-repeated="16371"/>
        </table:table-row>
        <table:table-row table:style-name="ro6">
          <table:table-cell table:style-name="ce18"/>
          <table:table-cell table:style-name="ce19"/>
          <table:table-cell office:value-type="string" table:style-name="ce20">
            <text:p>Anzahl Bögen absolut</text:p>
          </table:table-cell>
          <table:table-cell office:value-type="string" table:style-name="ce20">
            <text:p>Anzahl Bögen</text:p>
          </table:table-cell>
          <table:table-cell office:value-type="string" table:style-name="ce20">
            <text:p>Anzahl Fragen absolut</text:p>
          </table:table-cell>
          <table:table-cell office:value-type="string" table:style-name="ce20">
            <text:p>Anzahl Fragen</text:p>
          </table:table-cell>
          <table:table-cell table:number-columns-repeated="5" table:style-name="ce18"/>
          <table:table-cell table:number-columns-repeated="2" table:style-name="ce21"/>
          <table:table-cell table:number-columns-repeated="16371" table:style-name="ce22"/>
        </table:table-row>
        <table:table-row table:style-name="ro2">
          <table:table-cell table:style-name="ce14"/>
          <table:table-cell office:value-type="string" table:style-name="ce3">
            <text:p>Mädchen</text:p>
          </table:table-cell>
          <table:table-cell office:value-type="float" office:value="229" table:style-name="ce3">
            <text:p>229</text:p>
          </table:table-cell>
          <table:table-cell office:value-type="percentage" office:value="0.42803738317757012" table:formula="of:=[.C5]/[.$C$9]" table:style-name="ce23">
            <text:p>42,80%</text:p>
          </table:table-cell>
          <table:table-cell office:value-type="float" office:value="543" table:style-name="ce3">
            <text:p>543</text:p>
          </table:table-cell>
          <table:table-cell office:value-type="percentage" office:value="0.45062240663900416" table:formula="of:=[.E5]/[.$E$9]" table:style-name="ce23">
            <text:p>45,06%</text:p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style-name="ro2">
          <table:table-cell table:style-name="ce14"/>
          <table:table-cell office:value-type="string" table:style-name="ce3">
            <text:p>Jungen</text:p>
          </table:table-cell>
          <table:table-cell office:value-type="float" office:value="277" table:style-name="ce3">
            <text:p>277</text:p>
          </table:table-cell>
          <table:table-cell office:value-type="percentage" office:value="0.51775700934579438" table:formula="of:=[.C6]/[.$C$9]" table:style-name="ce23">
            <text:p>51,78%</text:p>
          </table:table-cell>
          <table:table-cell office:value-type="float" office:value="595" table:style-name="ce3">
            <text:p>595</text:p>
          </table:table-cell>
          <table:table-cell office:value-type="percentage" office:value="0.49377593360995853" table:formula="of:=[.E6]/[.$E$9]" table:style-name="ce23">
            <text:p>49,38%</text:p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style-name="ro2">
          <table:table-cell table:style-name="ce14"/>
          <table:table-cell office:value-type="string" table:style-name="ce3">
            <text:p>Geschlecht keine Antwort</text:p>
          </table:table-cell>
          <table:table-cell office:value-type="float" office:value="26" table:style-name="ce3">
            <text:p>26</text:p>
          </table:table-cell>
          <table:table-cell office:value-type="percentage" office:value="4.8598130841121495E-2" table:formula="of:=[.C7]/[.$C$9]" table:style-name="ce23">
            <text:p>4,86%</text:p>
          </table:table-cell>
          <table:table-cell office:value-type="float" office:value="64" table:style-name="ce3">
            <text:p>64</text:p>
          </table:table-cell>
          <table:table-cell office:value-type="percentage" office:value="5.3112033195020746E-2" table:formula="of:=[.E7]/[.$E$9]" table:style-name="ce23">
            <text:p>5,31%</text:p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style-name="ro2">
          <table:table-cell table:style-name="ce14"/>
          <table:table-cell office:value-type="string" table:style-name="ce3">
            <text:p>anderes Geschlecht</text:p>
          </table:table-cell>
          <table:table-cell office:value-type="float" office:value="3" table:style-name="ce5">
            <text:p>3</text:p>
          </table:table-cell>
          <table:table-cell office:value-type="percentage" office:value="5.6074766355140183E-3" table:formula="of:=[.C8]/[.$C$9]" table:style-name="ce24">
            <text:p>0,56%</text:p>
          </table:table-cell>
          <table:table-cell office:value-type="float" office:value="3" table:style-name="ce5">
            <text:p>3</text:p>
          </table:table-cell>
          <table:table-cell office:value-type="percentage" office:value="2.4896265560165973E-3" table:formula="of:=[.E8]/[.$E$9]" table:style-name="ce24">
            <text:p>0,25%</text:p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style-name="ro2">
          <table:table-cell table:style-name="ce14"/>
          <table:table-cell table:style-name="ce3"/>
          <table:table-cell office:value-type="float" office:value="535" table:formula="of:=[.C5]+[.C6]+[.C7]+[.C8]" table:style-name="ce3">
            <text:p>535</text:p>
          </table:table-cell>
          <table:table-cell office:value-type="percentage" office:value="1" table:formula="of:=[.D5]+[.D6]+[.D7]+[.D8]" table:style-name="ce4">
            <text:p>100,00%</text:p>
          </table:table-cell>
          <table:table-cell office:value-type="float" office:value="1205" table:formula="of:=[.E5]+[.E6]+[.E7]+[.E8]" table:style-name="ce3">
            <text:p>1205</text:p>
          </table:table-cell>
          <table:table-cell office:value-type="percentage" office:value="1" table:formula="of:=[.E9]/[.$E$9]" table:style-name="ce23">
            <text:p>100,00%</text:p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number-rows-repeated="3" table:style-name="ro1">
          <table:table-cell table:style-name="ce14"/>
          <table:table-cell table:number-columns-repeated="2" table:style-name="ce2"/>
          <table:table-cell table:style-name="ce17"/>
          <table:table-cell table:number-columns-repeated="7" table:style-name="ce14"/>
          <table:table-cell table:number-columns-repeated="2" table:style-name="ce16"/>
          <table:table-cell table:number-columns-repeated="16371"/>
        </table:table-row>
        <table:table-row table:style-name="ro1">
          <table:table-cell table:style-name="ce16"/>
          <table:table-cell table:number-columns-repeated="2" table:style-name="ce2"/>
          <table:table-cell table:style-name="ce17"/>
          <table:table-cell table:number-columns-repeated="7" table:style-name="ce14"/>
          <table:table-cell table:number-columns-repeated="2" table:style-name="ce16"/>
          <table:table-cell table:number-columns-repeated="16371"/>
        </table:table-row>
        <table:table-row table:style-name="ro1">
          <table:table-cell table:style-name="ce16"/>
          <table:table-cell table:number-columns-repeated="2" table:style-name="ce14"/>
          <table:table-cell table:style-name="ce25"/>
          <table:table-cell table:number-columns-repeated="7" table:style-name="ce14"/>
          <table:table-cell table:number-columns-repeated="2" table:style-name="ce16"/>
          <table:table-cell table:number-columns-repeated="16371"/>
        </table:table-row>
        <table:table-row table:style-name="ro1">
          <table:table-cell table:style-name="ce16">
            <draw:frame draw:z-index="2" draw:id="id8" draw:style-name="a8" draw:name="Diagramm 4" svg:x="0.03333in" svg:y="0.18542in" svg:width="5in" svg:height="2.48542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2" table:style-name="ce14"/>
          <table:table-cell table:style-name="ce25"/>
          <table:table-cell table:style-name="ce14"/>
          <table:table-cell table:style-name="ce14">
            <draw:frame draw:z-index="3" draw:id="id9" draw:style-name="a9" draw:name="Diagramm 5" svg:x="0.01667in" svg:y="0.18125in" svg:width="5in" svg:height="2.4687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5" table:style-name="ce14"/>
          <table:table-cell table:number-columns-repeated="2" table:style-name="ce16"/>
          <table:table-cell table:number-columns-repeated="16371"/>
        </table:table-row>
        <table:table-row table:style-name="ro1">
          <table:table-cell table:style-name="ce16"/>
          <table:table-cell table:number-columns-repeated="2" table:style-name="ce26"/>
          <table:table-cell table:style-name="ce27"/>
          <table:table-cell table:number-columns-repeated="9" table:style-name="ce16"/>
          <table:table-cell table:number-columns-repeated="16371"/>
        </table:table-row>
        <table:table-row table:style-name="ro7">
          <table:table-cell table:style-name="ce16"/>
          <table:table-cell table:style-name="ce28"/>
          <table:table-cell table:style-name="ce29"/>
          <table:table-cell table:style-name="ce30"/>
          <table:table-cell table:number-columns-repeated="9" table:style-name="ce16"/>
          <table:table-cell table:number-columns-repeated="16371"/>
        </table:table-row>
        <table:table-row table:number-rows-repeated="5" table:style-name="ro7">
          <table:table-cell table:style-name="ce16"/>
          <table:table-cell table:number-columns-repeated="2" table:style-name="ce29"/>
          <table:table-cell table:style-name="ce31"/>
          <table:table-cell table:number-columns-repeated="9" table:style-name="ce16"/>
          <table:table-cell table:number-columns-repeated="16371"/>
        </table:table-row>
        <table:table-row table:style-name="ro1">
          <table:table-cell table:style-name="ce16"/>
          <table:table-cell table:number-columns-repeated="2" table:style-name="ce26"/>
          <table:table-cell table:style-name="ce27"/>
          <table:table-cell table:number-columns-repeated="9" table:style-name="ce16"/>
          <table:table-cell table:number-columns-repeated="16371"/>
        </table:table-row>
        <table:table-row table:number-rows-repeated="9" table:style-name="ro1">
          <table:table-cell table:number-columns-repeated="3" table:style-name="ce16"/>
          <table:table-cell table:style-name="ce32"/>
          <table:table-cell table:number-columns-repeated="9" table:style-name="ce16"/>
          <table:table-cell table:number-columns-repeated="16371"/>
        </table:table-row>
        <table:table-row table:style-name="ro1">
          <table:table-cell table:style-name="ce16"/>
          <table:table-cell table:style-name="ce33"/>
          <table:table-cell table:style-name="ce16"/>
          <table:table-cell table:style-name="ce32"/>
          <table:table-cell table:number-columns-repeated="9" table:style-name="ce16"/>
          <table:table-cell table:number-columns-repeated="16371"/>
        </table:table-row>
        <table:table-row table:number-rows-repeated="10" table:style-name="ro1">
          <table:table-cell table:number-columns-repeated="3" table:style-name="ce16"/>
          <table:table-cell table:style-name="ce32"/>
          <table:table-cell table:number-columns-repeated="9" table:style-name="ce16"/>
          <table:table-cell table:number-columns-repeated="16371"/>
        </table:table-row>
        <table:table-row table:style-name="ro1">
          <table:table-cell table:style-name="ce16"/>
          <table:table-cell table:style-name="ce33"/>
          <table:table-cell table:style-name="ce16"/>
          <table:table-cell table:style-name="ce32"/>
          <table:table-cell table:number-columns-repeated="9" table:style-name="ce16"/>
          <table:table-cell table:number-columns-repeated="16371"/>
        </table:table-row>
        <table:table-row table:number-rows-repeated="10" table:style-name="ro1">
          <table:table-cell table:number-columns-repeated="3" table:style-name="ce16"/>
          <table:table-cell table:style-name="ce32"/>
          <table:table-cell table:number-columns-repeated="9" table:style-name="ce16"/>
          <table:table-cell table:number-columns-repeated="16371"/>
        </table:table-row>
        <table:table-row table:number-rows-repeated="1048522" table:style-name="ro1">
          <table:table-cell table:number-columns-repeated="16384"/>
        </table:table-row>
      </table:table>
      <table:table table:name="Fragenverteilung" table:style-name="ta2">
        <table:table-column table:style-name="co19" table:default-cell-style-name="ce1"/>
        <table:table-column table:style-name="co2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8">
          <table:table-cell table:style-name="ce35"/>
          <table:table-cell table:number-columns-repeated="3" table:style-name="ce36"/>
          <table:table-cell table:number-columns-repeated="2" table:style-name="ce1"/>
          <table:table-cell table:style-name="ce2">
            <draw:frame draw:z-index="1" draw:id="id10" draw:style-name="a10" draw:name="Diagramm 2" svg:x="0.70833in" svg:y="0.31458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6" table:style-name="ce2"/>
          <table:table-cell table:number-columns-repeated="16371"/>
        </table:table-row>
        <table:table-row table:style-name="ro1">
          <table:table-cell office:value-type="string" table:style-name="ce37">
            <text:p>zwölf Fragen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percentage" office:value="1.869158878504673E-3" table:formula="of:=[.C4]/[.$C$17]" table:style-name="ce34">
            <text:p>0,19%</text:p>
          </table:table-cell>
          <table:table-cell office:value-type="percentage" office:value="1.869158878504673E-3" table:formula="of:=SUM([.$D$4:.D4])" table:style-name="ce34">
            <text:p>0,19%</text:p>
          </table:table-cell>
          <table:table-cell office:value-type="string" table:style-name="ce1">
            <text:p>Mehr als elf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elf Fragen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percentage" office:value="1.869158878504673E-3" table:formula="of:=[.C5]/[.$C$17]" table:style-name="ce34">
            <text:p>0,19%</text:p>
          </table:table-cell>
          <table:table-cell office:value-type="percentage" office:value="3.7383177570093459E-3" table:formula="of:=SUM([.$D$4:.D5])" table:style-name="ce34">
            <text:p>0,37%</text:p>
          </table:table-cell>
          <table:table-cell office:value-type="string" table:style-name="ce1">
            <text:p>Mehr als zehn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zehn Fragen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percentage" office:value="1.869158878504673E-3" table:formula="of:=[.C6]/[.$C$17]" table:style-name="ce34">
            <text:p>0,19%</text:p>
          </table:table-cell>
          <table:table-cell office:value-type="percentage" office:value="5.6074766355140191E-3" table:formula="of:=SUM([.$D$4:.D6])" table:style-name="ce34">
            <text:p>0,56%</text:p>
          </table:table-cell>
          <table:table-cell office:value-type="string" table:style-name="ce1">
            <text:p>Mehr als neun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neun Fragen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percentage" office:value="3.7383177570093459E-3" table:formula="of:=[.C7]/[.$C$17]" table:style-name="ce34">
            <text:p>0,37%</text:p>
          </table:table-cell>
          <table:table-cell office:value-type="percentage" office:value="9.3457943925233655E-3" table:formula="of:=SUM([.$D$4:.D7])" table:style-name="ce34">
            <text:p>0,93%</text:p>
          </table:table-cell>
          <table:table-cell office:value-type="string" table:style-name="ce1">
            <text:p>Mehr als acht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acht Fragen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percentage" office:value="5.6074766355140183E-3" table:formula="of:=[.C8]/[.$C$17]" table:style-name="ce34">
            <text:p>0,56%</text:p>
          </table:table-cell>
          <table:table-cell office:value-type="percentage" office:value="1.4953271028037384E-2" table:formula="of:=SUM([.$D$4:.D8])" table:style-name="ce34">
            <text:p>1,50%</text:p>
          </table:table-cell>
          <table:table-cell office:value-type="string" table:style-name="ce1">
            <text:p>Mehr als sieben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sieben Fragen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percentage" office:value="1.3084112149532711E-2" table:formula="of:=[.C9]/[.$C$17]" table:style-name="ce34">
            <text:p>1,31%</text:p>
          </table:table-cell>
          <table:table-cell office:value-type="percentage" office:value="2.8037383177570097E-2" table:formula="of:=SUM([.$D$4:.D9])" table:style-name="ce34">
            <text:p>2,80%</text:p>
          </table:table-cell>
          <table:table-cell office:value-type="string" table:style-name="ce1">
            <text:p>Mehr als sechs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sechs Fragen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percentage" office:value="1.8691588785046728E-2" table:formula="of:=[.C10]/[.$C$17]" table:style-name="ce34">
            <text:p>1,87%</text:p>
          </table:table-cell>
          <table:table-cell office:value-type="percentage" office:value="4.6728971962616828E-2" table:formula="of:=SUM([.$D$4:.D10])" table:style-name="ce34">
            <text:p>4,67%</text:p>
          </table:table-cell>
          <table:table-cell office:value-type="string" table:style-name="ce1">
            <text:p>Mehr als fünf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fünf Fragen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percentage" office:value="5.2336448598130844E-2" table:formula="of:=[.C11]/[.$C$17]" table:style-name="ce34">
            <text:p>5,23%</text:p>
          </table:table-cell>
          <table:table-cell office:value-type="percentage" office:value="9.9065420560747672E-2" table:formula="of:=SUM([.$D$4:.D11])" table:style-name="ce34">
            <text:p>9,91%</text:p>
          </table:table-cell>
          <table:table-cell office:value-type="string" table:style-name="ce1">
            <text:p>Mehr als vier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vier Fragen</text:p>
          </table:table-cell>
          <table:table-cell office:value-type="float" office:value="89" table:style-name="ce1">
            <text:p>89</text:p>
          </table:table-cell>
          <table:table-cell office:value-type="float" office:value="36" table:style-name="ce1">
            <text:p>36</text:p>
          </table:table-cell>
          <table:table-cell office:value-type="percentage" office:value="6.7289719626168226E-2" table:formula="of:=[.C12]/[.$C$17]" table:style-name="ce34">
            <text:p>6,73%</text:p>
          </table:table-cell>
          <table:table-cell office:value-type="percentage" office:value="0.16635514018691588" table:formula="of:=SUM([.$D$4:.D12])" table:style-name="ce34">
            <text:p>16,64%</text:p>
          </table:table-cell>
          <table:table-cell office:value-type="string" table:style-name="ce1">
            <text:p>Mehr als drei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drei Fragen</text:p>
          </table:table-cell>
          <table:table-cell office:value-type="float" office:value="196" table:style-name="ce1">
            <text:p>196</text:p>
          </table:table-cell>
          <table:table-cell office:value-type="float" office:value="107" table:style-name="ce1">
            <text:p>107</text:p>
          </table:table-cell>
          <table:table-cell office:value-type="percentage" office:value="0.2" table:formula="of:=[.C13]/[.$C$17]" table:style-name="ce34">
            <text:p>20,00%</text:p>
          </table:table-cell>
          <table:table-cell office:value-type="percentage" office:value="0.3663551401869159" table:formula="of:=SUM([.D4:.D13])" table:style-name="ce34">
            <text:p>36,64%</text:p>
          </table:table-cell>
          <table:table-cell office:value-type="string" table:style-name="ce1">
            <text:p>Mehr als zwei Fragen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zwei Fragen</text:p>
          </table:table-cell>
          <table:table-cell office:value-type="float" office:value="313" table:style-name="ce1">
            <text:p>313</text:p>
          </table:table-cell>
          <table:table-cell office:value-type="float" office:value="117" table:style-name="ce1">
            <text:p>117</text:p>
          </table:table-cell>
          <table:table-cell office:value-type="percentage" office:value="0.21869158878504674" table:formula="of:=[.C14]/[.$C$17]" table:style-name="ce34">
            <text:p>21,87%</text:p>
          </table:table-cell>
          <table:table-cell office:value-type="percentage" office:value="0.58504672897196264" table:formula="of:=SUM([.D4:.D14])" table:style-name="ce34">
            <text:p>58,50%</text:p>
          </table:table-cell>
          <table:table-cell office:value-type="string" table:style-name="ce1">
            <text:p>Mehr als eine Frage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7">
            <text:p>eine Frage</text:p>
          </table:table-cell>
          <table:table-cell office:value-type="float" office:value="495" table:style-name="ce1">
            <text:p>495</text:p>
          </table:table-cell>
          <table:table-cell office:value-type="float" office:value="183" table:style-name="ce1">
            <text:p>183</text:p>
          </table:table-cell>
          <table:table-cell office:value-type="percentage" office:value="0.34205607476635513" table:formula="of:=[.C15]/[.$C$17]" table:style-name="ce34">
            <text:p>34,21%</text:p>
          </table:table-cell>
          <table:table-cell office:value-type="percentage" office:value="0.92710280373831777" table:formula="of:=SUM([.D4:.D15])" table:style-name="ce34">
            <text:p>92,71%</text:p>
          </table:table-cell>
          <table:table-cell office:value-type="string" table:style-name="ce1">
            <text:p>Mindestens eine Frage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 office:value-type="string" table:style-name="ce38">
            <text:p>keine Frage</text:p>
          </table:table-cell>
          <table:table-cell table:style-name="ce39"/>
          <table:table-cell office:value-type="float" office:value="39" table:style-name="ce39">
            <text:p>39</text:p>
          </table:table-cell>
          <table:table-cell office:value-type="percentage" office:value="7.2897196261682243E-2" table:formula="of:=[.C16]/[.$C$17]" table:style-name="ce40">
            <text:p>7,29%</text:p>
          </table:table-cell>
          <table:table-cell office:value-type="percentage" office:value="7.2900000000000006E-2" table:style-name="ce40">
            <text:p>7,29%</text:p>
          </table:table-cell>
          <table:table-cell office:value-type="string" table:style-name="ce41">
            <text:p>Keine Frage</text:p>
          </table:table-cell>
          <table:table-cell table:number-columns-repeated="7" table:style-name="ce2"/>
          <table:table-cell table:number-columns-repeated="16371"/>
        </table:table-row>
        <table:table-row table:style-name="ro1">
          <table:table-cell/>
          <table:table-cell office:value-type="float" office:value="1205" table:formula="of:=SUM([.B4:.B15])" table:style-name="ce1">
            <text:p>1205</text:p>
          </table:table-cell>
          <table:table-cell office:value-type="float" office:value="535" table:formula="of:=SUM([.C4:.C16])" table:style-name="ce1">
            <text:p>535</text:p>
          </table:table-cell>
          <table:table-cell office:value-type="percentage" office:value="1" table:formula="of:=[.C17]/[.$C$17]" table:style-name="ce34">
            <text:p>100,00%</text:p>
          </table:table-cell>
          <table:table-cell table:style-name="ce34"/>
          <table:table-cell table:style-name="ce1"/>
          <table:table-cell table:number-columns-repeated="7" table:style-name="ce2"/>
          <table:table-cell table:number-columns-repeated="16371"/>
        </table:table-row>
        <table:table-row table:number-rows-repeated="2" table:style-name="ro1">
          <table:table-cell/>
          <table:table-cell table:number-columns-repeated="5" table:style-name="ce1"/>
          <table:table-cell table:number-columns-repeated="7" table:style-name="ce2"/>
          <table:table-cell table:number-columns-repeated="1637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Jana Gerdes</meta:initial-creator>
    <dc:creator>Jana Gerdes</dc:creator>
    <meta:creation-date>2019-10-25T10:33:18Z</meta:creation-date>
    <dc:date>2019-11-20T15:50:48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G0S0P10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4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6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8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4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4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6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18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2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0">
      <style:chart-properties chart:auto-position="false">
        <chart:label-separator>
          <text:p text:style-name="a2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false">
        <chart:label-separator>
          <text:p text:style-name="a2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false">
        <chart:label-separator>
          <text:p text:style-name="a2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false">
        <chart:label-separator>
          <text:p text:style-name="a2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false">
        <chart:label-separator>
          <text:p text:style-name="a2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false">
        <chart:label-separator>
          <text:p text:style-name="a3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false">
        <chart:label-separator>
          <text:p text:style-name="a3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fals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6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7">
      <style:chart-properties chart:auto-position="false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8">
      <style:chart-properties chart:auto-position="false">
        <chart:label-separator>
          <text:p text:style-name="a1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9">
      <style:chart-properties chart:auto-position="false">
        <chart:label-separator>
          <text:p text:style-name="a1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non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chart>
      <chart:chart chart:class="chart:bar" svg:height="383.1350393700787pt" svg:width="546.3352755905512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der_Kategoriserung.$A$4:.$A$20"/>
          </chart:axis>
          <chart:series chart:values-cell-range-address="Ergebnis_der_Kategoriserung.$C$4:.$C$20" chart:class="chart:bar" chart:attached-axis="primary-y" chart:style-name="G0S0">
            <chart:data-label chart:style-name="DL00"/>
            <chart:data-point chart:style-name="G0S0P0">
              <chart:data-label svg:x="255.4527559055118pt" svg:y="354.5207874015748pt" chart:style-name="DL000"/>
            </chart:data-point>
            <chart:data-point chart:style-name="G0S0P1">
              <chart:data-label svg:x="145.8889763779527pt" svg:y="333.2776377952756pt" chart:style-name="DL001"/>
            </chart:data-point>
            <chart:data-point chart:style-name="G0S0P2">
              <chart:data-label svg:x="349.8895275590551pt" svg:y="312.0344094488189pt" chart:style-name="DL002"/>
            </chart:data-point>
            <chart:data-point chart:style-name="G0S0P3">
              <chart:data-label svg:x="225.5263779527559pt" svg:y="290.7911023622047pt" chart:style-name="DL003"/>
            </chart:data-point>
            <chart:data-point chart:style-name="G0S0P4">
              <chart:data-label svg:x="151.2044881889764pt" svg:y="269.5481102362205pt" chart:style-name="DL004"/>
            </chart:data-point>
            <chart:data-point chart:style-name="G0S0P5">
              <chart:data-label svg:x="200.2591338582677pt" svg:y="248.3047244094488pt" chart:style-name="DL005"/>
            </chart:data-point>
            <chart:data-point chart:style-name="G0S0P6">
              <chart:data-label svg:x="213.8892125984252pt" svg:y="227.0615748031496pt" chart:style-name="DL006"/>
            </chart:data-point>
            <chart:data-point chart:style-name="G0S0P7">
              <chart:data-label svg:x="238.6692913385827pt" svg:y="205.8181889763779pt" chart:style-name="DL007"/>
            </chart:data-point>
            <chart:data-point chart:style-name="G0S0P8">
              <chart:data-label svg:x="475.8111811023622pt" svg:y="183.5653543307087pt" chart:style-name="DL008"/>
            </chart:data-point>
            <chart:data-point chart:style-name="G0S0P9">
              <chart:data-label svg:x="186.6243307086614pt" svg:y="162.3270078740157pt" chart:style-name="DL009"/>
            </chart:data-point>
            <chart:data-point chart:style-name="G0S0P10">
              <chart:data-label svg:x="376.711968503937pt" svg:y="142.088346456693pt" chart:style-name="DL0010"/>
            </chart:data-point>
            <chart:data-point chart:style-name="G0S0P11">
              <chart:data-label svg:x="390.5174803149606pt" svg:y="119.8404724409449pt" chart:style-name="DL0011"/>
            </chart:data-point>
            <chart:data-point chart:style-name="G0S0P12">
              <chart:data-label svg:x="505.3969291338582pt" svg:y="99.601968503937pt" chart:style-name="DL0012"/>
            </chart:data-point>
            <chart:data-point chart:style-name="G0S0P13">
              <chart:data-label svg:x="173.3269291338583pt" svg:y="78.35866141732284pt" chart:style-name="DL0013"/>
            </chart:data-point>
            <chart:data-point chart:style-name="G0S0P14">
              <chart:data-label svg:x="156.034094488189pt" svg:y="57.11062992125984pt" chart:style-name="DL0014"/>
            </chart:data-point>
            <chart:data-point chart:style-name="G0S0P15">
              <chart:data-label svg:x="295.3548818897637pt" svg:y="35.87236220472441pt" chart:style-name="DL0015"/>
            </chart:data-point>
            <chart:data-point chart:style-name="G0S0P16">
              <chart:data-label svg:x="146.7161417322835pt" svg:y="14.62913385826772pt" chart:style-name="DL0016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7.75pt" svg:width="360.0pt" chart:style-name="Crt0">
        <chart:title chart:style-name="CT00">
          <text:p text:style-name="a0" text:class-names="" text:cond-style-name="">Anzahl Frage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eschlecht.$B$5:.$B$8"/>
          </chart:axis>
          <chart:series chart:values-cell-range-address="Geschlecht.$F$5:.$F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0070c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ragenverteilung.$A$4:.$A$16"/>
          </chart:axis>
          <chart:series chart:label-cell-address="Fragenverteilung.$A$3" chart:values-cell-range-address="Fragenverteilung.$D$4:.$D$16" chart:class="chart:bar" chart:attached-axis="primary-y" chart:style-name="G0S0">
            <chart:data-label chart:style-name="DL00"/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82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25.3211023622047pt" svg:width="457.1783464566929pt" chart:style-name="Crt0">
        <chart:title chart:style-name="CT00">
          <text:p text:style-name="a0" text:class-names="" text:cond-style-name="">Fragen zum Hand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A$3:.$A$9"/>
          </chart:axis>
          <chart:series chart:values-cell-range-address="Ergebnis_Unterkategorien.$C$3:.$C$9" chart:class="chart:bar" chart:attached-axis="primary-y" chart:style-name="G0S0">
            <chart:data-label chart:style-name="DL00"/>
            <chart:data-point chart:style-name="G0S0P0">
              <chart:data-label svg:x="287.6583464566929pt" svg:y="41.75669291338582pt" chart:style-name="DL000"/>
            </chart:data-point>
            <chart:data-point chart:style-name="G0S0P1">
              <chart:data-label svg:x="284.5555905511811pt" svg:y="67.07535433070866pt" chart:style-name="DL001"/>
            </chart:data-point>
            <chart:data-point chart:style-name="G0S0P2">
              <chart:data-label svg:x="283.5555905511811pt" svg:y="92.39425196850393pt" chart:style-name="DL002"/>
            </chart:data-point>
            <chart:data-point chart:style-name="G0S0P3">
              <chart:data-label svg:x="198.9533070866141pt" svg:y="118.7125984251968pt" chart:style-name="DL003"/>
            </chart:data-point>
            <chart:data-point chart:style-name="G0S0P4">
              <chart:data-label svg:x="416.8501574803149pt" svg:y="144.0314960629921pt" chart:style-name="DL004"/>
            </chart:data-point>
            <chart:data-point chart:style-name="G0S0P5">
              <chart:data-label svg:x="208.1592125984252pt" svg:y="169.3496850393701pt" chart:style-name="DL005"/>
            </chart:data-point>
            <chart:data-point chart:style-name="G0S0P6">
              <chart:data-label svg:x="203.056220472441pt" svg:y="194.668346456693pt" chart:style-name="DL006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82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237.0002362204724pt" svg:width="455.0356692913386pt" chart:style-name="Crt0">
        <chart:title chart:style-name="CT00">
          <text:p text:style-name="a0" text:class-names="" text:cond-style-name="">Fragen zum Robote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A$14:.$A$20"/>
          </chart:axis>
          <chart:series chart:values-cell-range-address="Ergebnis_Unterkategorien.$C$14:.$C$20" chart:class="chart:bar" chart:attached-axis="primary-y" chart:style-name="G0S0">
            <chart:data-label chart:style-name="DL00"/>
            <chart:data-point chart:style-name="G0S0P0">
              <chart:data-label svg:x="181.2579527559055pt" svg:y="42.98070866141732pt" chart:style-name="DL000"/>
            </chart:data-point>
            <chart:data-point chart:style-name="G0S0P1">
              <chart:data-label svg:x="271.8392125984252pt" svg:y="69.9679527559055pt" chart:style-name="DL001"/>
            </chart:data-point>
            <chart:data-point chart:style-name="G0S0P2">
              <chart:data-label svg:x="230.2073228346457pt" svg:y="96.95511811023621pt" chart:style-name="DL002"/>
            </chart:data-point>
            <chart:data-point chart:style-name="G0S0P3">
              <chart:data-label svg:x="254.370157480315pt" svg:y="123.9425984251968pt" chart:style-name="DL003"/>
            </chart:data-point>
            <chart:data-point chart:style-name="G0S0P4">
              <chart:data-label svg:x="414.897874015748pt" svg:y="150.9297637795275pt" chart:style-name="DL004"/>
            </chart:data-point>
            <chart:data-point chart:style-name="G0S0P5">
              <chart:data-label svg:x="174.1746456692913pt" svg:y="177.9169291338582pt" chart:style-name="DL005"/>
            </chart:data-point>
            <chart:data-point chart:style-name="G0S0P6">
              <chart:data-label svg:x="162.1746456692913pt" svg:y="204.904094488189pt" chart:style-name="DL006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82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36.6251181102362pt" svg:width="455.9996850393701pt" chart:style-name="Crt0">
        <chart:title chart:style-name="CT00">
          <text:p text:style-name="a0" text:class-names="" text:cond-style-name="">Fragen zum Compute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A$25:.$A$31"/>
          </chart:axis>
          <chart:series chart:values-cell-range-address="Ergebnis_Unterkategorien.$C$25:.$C$31" chart:class="chart:bar" chart:attached-axis="primary-y" chart:style-name="G0S0">
            <chart:data-label chart:style-name="DL00"/>
            <chart:data-point chart:style-name="G0S0P0">
              <chart:data-label svg:x="185.6768503937008pt" svg:y="43.56417322834645pt" chart:style-name="DL000"/>
            </chart:data-point>
            <chart:data-point chart:style-name="G0S0P1">
              <chart:data-label svg:x="306.713779527559pt" svg:y="70.4976377952756pt" chart:style-name="DL001"/>
            </chart:data-point>
            <chart:data-point chart:style-name="G0S0P2">
              <chart:data-label svg:x="307.713779527559pt" svg:y="97.4311811023622pt" chart:style-name="DL002"/>
            </chart:data-point>
            <chart:data-point chart:style-name="G0S0P3">
              <chart:data-label svg:x="192.9714173228346pt" svg:y="123.3648031496063pt" chart:style-name="DL003"/>
            </chart:data-point>
            <chart:data-point chart:style-name="G0S0P4">
              <chart:data-label svg:x="421.95968503937pt" svg:y="151.2982677165354pt" chart:style-name="DL004"/>
            </chart:data-point>
            <chart:data-point chart:style-name="G0S0P5">
              <chart:data-label svg:x="263.6517322834646pt" svg:y="178.2320472440945pt" chart:style-name="DL005"/>
            </chart:data-point>
            <chart:data-point chart:style-name="G0S0P6">
              <chart:data-label svg:x="187.6768503937008pt" svg:y="205.1655905511811pt" chart:style-name="DL006"/>
            </chart:data-point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82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29.1248031496063pt" svg:width="460.8748031496062pt" chart:style-name="Crt0">
        <chart:title chart:style-name="CT00">
          <text:p text:style-name="a0" text:class-names="" text:cond-style-name="">Fragen zum Interne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A$36:.$A$42"/>
          </chart:axis>
          <chart:series chart:values-cell-range-address="Ergebnis_Unterkategorien.$C$36:.$C$42" chart:class="chart:bar" chart:attached-axis="primary-y" chart:style-name="G0S0">
            <chart:data-label chart:style-name="DL00"/>
            <chart:data-point chart:style-name="G0S0P0">
              <chart:data-label svg:x="170.8331496062992pt" svg:y="43.02834645669291pt" chart:style-name="DL000"/>
            </chart:data-point>
            <chart:data-point chart:style-name="G0S0P1">
              <chart:data-label svg:x="413.612125984252pt" svg:y="68.89047244094488pt" chart:style-name="DL001"/>
            </chart:data-point>
            <chart:data-point chart:style-name="G0S0P2">
              <chart:data-label svg:x="307.1190551181102pt" svg:y="95.75259842519685pt" chart:style-name="DL002"/>
            </chart:data-point>
            <chart:data-point chart:style-name="G0S0P3">
              <chart:data-label svg:x="165.1014960629921pt" svg:y="120.6147244094488pt" chart:style-name="DL003"/>
            </chart:data-point>
            <chart:data-point chart:style-name="G0S0P4">
              <chart:data-label svg:x="171.8331496062992pt" svg:y="146.4767716535433pt" chart:style-name="DL004"/>
            </chart:data-point>
            <chart:data-point chart:style-name="G0S0P5">
              <chart:data-label svg:x="310.1190551181102pt" svg:y="171.3388188976378pt" chart:style-name="DL005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non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14">
      <style:chart-properties chart:gap-width="182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fals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false">
        <chart:label-separator>
          <text:p text:style-name="a1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false">
        <chart:label-separator>
          <text:p text:style-name="a1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false">
        <chart:label-separator>
          <text:p text:style-name="a1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false">
        <chart:label-separator>
          <text:p text:style-name="a2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0">
      <style:chart-properties chart:auto-position="false">
        <chart:label-separator>
          <text:p text:style-name="a2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false">
        <chart:label-separator>
          <text:p text:style-name="a2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2">
      <style:chart-properties chart:auto-position="false">
        <chart:label-separator>
          <text:p text:style-name="a2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false">
        <chart:label-separator>
          <text:p text:style-name="a2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false">
        <chart:label-separator>
          <text:p text:style-name="a3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5">
      <style:chart-properties chart:auto-position="false">
        <chart:label-separator>
          <text:p text:style-name="a3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6">
      <style:chart-properties chart:auto-position="false">
        <chart:label-separator>
          <text:p text:style-name="a3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7">
      <style:chart-properties chart:auto-position="false">
        <chart:label-separator>
          <text:p text:style-name="a3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8">
      <style:chart-properties chart:auto-position="false">
        <chart:label-separator>
          <text:p text:style-name="a38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9">
      <style:chart-properties chart:auto-position="false">
        <chart:label-separator>
          <text:p text:style-name="a4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3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5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3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7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9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9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0">
      <style:chart-properties chart:auto-position="false">
        <chart:label-separator>
          <text:p text:style-name="a4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1">
      <style:chart-properties chart:auto-position="false">
        <chart:label-separator>
          <text:p text:style-name="a4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04.3751181102362pt" svg:width="852.75pt" chart:style-name="Crt0">
        <chart:title chart:style-name="CT00">
          <text:p text:style-name="a0" text:class-names="" text:cond-style-name="">Andere IKT</text:p>
        </chart:title>
        <chart:plot-area svg:x="4.0pt" svg:y="36.09pt" svg:width="823.29pt" svg:height="444.086850393700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P$19:.$P$40"/>
          </chart:axis>
          <chart:series chart:values-cell-range-address="Ergebnis_Unterkategorien.$R$19:.$R$40" chart:class="chart:bar" chart:attached-axis="primary-y" chart:style-name="G0S0">
            <chart:data-label chart:style-name="DL00"/>
            <chart:data-point chart:style-name="G0S0P0">
              <chart:data-label svg:x="121.3896062992126pt" svg:y="463.0914173228346pt" chart:style-name="DL000"/>
            </chart:data-point>
            <chart:data-point chart:style-name="G0S0P1">
              <chart:data-label svg:x="726.3640944881889pt" svg:y="441.9056692913385pt" chart:style-name="DL001"/>
            </chart:data-point>
            <chart:data-point chart:style-name="G0S0P2">
              <chart:data-label svg:x="121.3896062992126pt" svg:y="422.7199212598425pt" chart:style-name="DL002"/>
            </chart:data-point>
            <chart:data-point chart:style-name="G0S0P3">
              <chart:data-label svg:x="381.618031496063pt" svg:y="401.5340944881889pt" chart:style-name="DL003"/>
            </chart:data-point>
            <chart:data-point chart:style-name="G0S0P4">
              <chart:data-label svg:x="120.3896062992126pt" svg:y="382.3483464566929pt" chart:style-name="DL004"/>
            </chart:data-point>
            <chart:data-point chart:style-name="G0S0P5">
              <chart:data-label svg:x="121.3896062992126pt" svg:y="362.1625984251968pt" chart:style-name="DL005"/>
            </chart:data-point>
            <chart:data-point chart:style-name="G0S0P6">
              <chart:data-label svg:x="236.3237795275591pt" svg:y="341.9768503937008pt" chart:style-name="DL006"/>
            </chart:data-point>
            <chart:data-point chart:style-name="G0S0P7">
              <chart:data-label svg:x="119.3896062992126pt" svg:y="321.7911023622047pt" chart:style-name="DL007"/>
            </chart:data-point>
            <chart:data-point chart:style-name="G0S0P8">
              <chart:data-label svg:x="121.3896062992126pt" svg:y="301.6052755905511pt" chart:style-name="DL008"/>
            </chart:data-point>
            <chart:data-point chart:style-name="G0S0P9">
              <chart:data-label svg:x="121.3896062992126pt" svg:y="282.4195275590551pt" chart:style-name="DL009"/>
            </chart:data-point>
            <chart:data-point chart:style-name="G0S0P10">
              <chart:data-label svg:x="121.3896062992126pt" svg:y="261.233779527559pt" chart:style-name="DL0010"/>
            </chart:data-point>
            <chart:data-point chart:style-name="G0S0P11">
              <chart:data-label svg:x="753.2229133858267pt" svg:y="241.048031496063pt" chart:style-name="DL0011"/>
            </chart:data-point>
            <chart:data-point chart:style-name="G0S0P12">
              <chart:data-label svg:x="148.7473228346457pt" svg:y="220.8622047244095pt" chart:style-name="DL0012"/>
            </chart:data-point>
            <chart:data-point chart:style-name="G0S0P13">
              <chart:data-label svg:x="119.3896062992126pt" svg:y="201.6764566929134pt" chart:style-name="DL0013"/>
            </chart:data-point>
            <chart:data-point chart:style-name="G0S0P14">
              <chart:data-label svg:x="120.3896062992126pt" svg:y="179.4907086614173pt" chart:style-name="DL0014"/>
            </chart:data-point>
            <chart:data-point chart:style-name="G0S0P15">
              <chart:data-label svg:x="120.3896062992126pt" svg:y="160.3049606299213pt" chart:style-name="DL0015"/>
            </chart:data-point>
            <chart:data-point chart:style-name="G0S0P16">
              <chart:data-label svg:x="119.3896062992126pt" svg:y="140.1192125984252pt" chart:style-name="DL0016"/>
            </chart:data-point>
            <chart:data-point chart:style-name="G0S0P17">
              <chart:data-label svg:x="147.5473228346457pt" svg:y="120.9333858267716pt" chart:style-name="DL0017"/>
            </chart:data-point>
            <chart:data-point chart:style-name="G0S0P18">
              <chart:data-label svg:x="696.5051968503936pt" svg:y="99.74763779527557pt" chart:style-name="DL0018"/>
            </chart:data-point>
            <chart:data-point chart:style-name="G0S0P19">
              <chart:data-label svg:x="150.5473228346457pt" svg:y="79.56188976377951pt" chart:style-name="DL0019"/>
            </chart:data-point>
            <chart:data-point chart:style-name="G0S0P20">
              <chart:data-label svg:x="148.5473228346457pt" svg:y="59.37614173228346pt" chart:style-name="DL0020"/>
            </chart:data-point>
            <chart:data-point chart:style-name="G0S0P21">
              <chart:data-label svg:x="121.3896062992126pt" svg:y="39.19031496062991pt" chart:style-name="DL0021"/>
            </chart:data-point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19.9773228346457pt" svg:width="662.6591338582677pt" chart:style-name="Crt0">
        <chart:title chart:style-name="CT00">
          <text:p text:style-name="a0" text:class-names="" text:cond-style-name="">Programmiere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Ergebnis_Unterkategorien.$P$3:.$P$14"/>
          </chart:axis>
          <chart:series chart:values-cell-range-address="Ergebnis_Unterkategorien.$R$3:.$R$14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DL011">
      <style:chart-properties chart:auto-position="false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none"/>
    </style:style>
    <style:style style:family="chart" style:name="G0S1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14">
      <style:chart-properties chart:gap-width="219" chart:overlap="-27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6502362204724pt" svg:width="426.8994488188976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eschlecht.$B$5:.$B$8"/>
          </chart:axis>
          <chart:series chart:label-cell-address="Geschlecht.$D$4" chart:values-cell-range-address="Geschlecht.$D$5:.$D$8" chart:class="chart:bar" chart:attached-axis="primary-y" chart:style-name="G0S0">
            <chart:data-label chart:style-name="DL00"/>
            <chart:data-point chart:style-name="G0S0P0">
              <chart:data-label svg:x="31.74023622047244pt" svg:y="36.87811023622047pt" chart:style-name="DL000"/>
            </chart:data-point>
            <chart:data-point chart:style-name="G0S0P1">
              <chart:data-label svg:x="133.080157480315pt" svg:y="14.558031496063pt" chart:style-name="DL001"/>
            </chart:data-point>
            <chart:data-point chart:repeated="2"/>
          </chart:series>
          <chart:series chart:label-cell-address="Geschlecht.$F$4" chart:values-cell-range-address="Geschlecht.$F$5:.$F$8" chart:class="chart:bar" chart:attached-axis="primary-y" chart:style-name="G0S1">
            <chart:data-label chart:style-name="DL01"/>
            <chart:data-point/>
            <chart:data-point chart:style-name="G0S1P1">
              <chart:data-label svg:x="163.7892913385827pt" svg:y="23.25677165354331pt" chart:style-name="DL011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8.9502362204724pt" svg:width="360.0pt" chart:style-name="Crt0">
        <chart:title chart:style-name="CT00">
          <text:p text:style-name="a0" text:class-names="" text:cond-style-name="">Anzahl Böge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eschlecht.$B$5:.$B$8"/>
          </chart:axis>
          <chart:series chart:values-cell-range-address="Geschlecht.$D$5:.$D$8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